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, Arial, Helvetica, sans-serif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39cm" fo:margin-left="1.071cm" table:align="left" style:writing-mode="lr-tb"/>
    </style:style>
    <style:style style:name="Tabela1.A" style:family="table-column">
      <style:table-column-properties style:column-width="1.773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3.219cm"/>
    </style:style>
    <style:style style:name="Tabela1.D" style:family="table-column">
      <style:table-column-properties style:column-width="3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>
      <style:paragraph-properties fo:text-align="center" style:justify-single-word="false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465e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0fb878" officeooo:paragraph-rsid="000fb878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fo:font-weight="bold" officeooo:rsid="000c9ad4" officeooo:paragraph-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InfoBlue">
      <style:paragraph-properties fo:text-align="justify" style:justify-single-word="false"/>
      <style:text-properties style:font-name="Times" fo:language="pt" fo:country="BR"/>
    </style:style>
    <style:style style:name="P18" style:family="paragraph" style:parent-style-name="Standard">
      <style:paragraph-properties fo:text-align="justify" style:justify-single-word="false"/>
      <style:text-properties style:font-name="Times" fo:language="pt" fo:country="BR"/>
    </style:style>
    <style:style style:name="P1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/>
    </style:style>
    <style:style style:name="P20" style:family="paragraph" style:parent-style-name="Standard">
      <style:paragraph-properties fo:text-align="justify" style:justify-single-word="false"/>
      <style:text-properties style:font-name="Times" fo:language="pt" fo:country="BR" officeooo:rsid="00106919" officeooo:paragraph-rsid="00106919"/>
    </style:style>
    <style:style style:name="P2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06919" officeooo:paragraph-rsid="00106919"/>
    </style:style>
    <style:style style:name="P2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465e" officeooo:paragraph-rsid="000f465e"/>
    </style:style>
    <style:style style:name="P2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0fb878" officeooo:paragraph-rsid="000fb878"/>
    </style:style>
    <style:style style:name="P2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" fo:language="pt" fo:country="BR" officeooo:rsid="0014be25" officeooo:paragraph-rsid="0014be25"/>
    </style:style>
    <style:style style:name="P25" style:family="paragraph" style:parent-style-name="InfoBlue">
      <style:paragraph-properties fo:text-align="justify" style:justify-single-word="false"/>
      <style:text-properties style:font-name="Times" fo:font-size="11pt" fo:language="pt" fo:country="BR" style:font-size-asian="9.60000038146973pt" style:font-size-complex="11pt"/>
    </style:style>
    <style:style style:name="P26" style:family="paragraph" style:parent-style-name="InfoBlue">
      <style:paragraph-properties fo:text-align="justify" style:justify-single-word="false"/>
      <style:text-properties fo:color="#000000" loext:opacity="100%" style:font-name="Times" fo:font-size="11pt" fo:language="pt" fo:country="BR" officeooo:rsid="0006b51c" officeooo:paragraph-rsid="0006b51c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" fo:font-size="11pt" fo:language="pt" fo:country="BR" fo:font-weight="normal" officeooo:rsid="00085579" officeooo:paragraph-rsid="0008557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.423cm" fo:margin-bottom="0.106cm" style:contextual-spacing="false" fo:text-align="justify" style:justify-single-word="false"/>
    </style:style>
    <style:style style:name="P2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</style:style>
    <style:style style:name="P30" style:family="paragraph" style:parent-style-name="Standard">
      <style:paragraph-properties fo:text-align="justify" style:justify-single-word="false"/>
      <style:text-properties fo:font-size="11pt" officeooo:paragraph-rsid="00106919" style:font-size-asian="11pt" style:font-size-complex="11pt"/>
    </style:style>
    <style:style style:name="P31" style:family="paragraph" style:parent-style-name="Heading" style:master-page-name="Standard">
      <style:paragraph-properties fo:text-align="center" style:justify-single-word="false" style:page-number="auto"/>
      <style:text-properties style:use-window-font-color="true" loext:opacity="0%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32" style:family="paragraph" style:parent-style-name="Heading_20_1">
      <style:paragraph-properties fo:text-align="justify" style:justify-single-word="false"/>
      <style:text-properties style:font-name="Times" fo:language="pt" fo:country="BR"/>
    </style:style>
    <style:style style:name="P33" style:family="paragraph" style:parent-style-name="Heading_20_1">
      <style:paragraph-properties fo:margin-top="0.423cm" fo:margin-bottom="0.106cm" style:contextual-spacing="false" fo:text-align="justify" style:justify-single-word="false"/>
      <style:text-properties style:font-name="Times"/>
    </style:style>
    <style:style style:name="P34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85579" officeooo:paragraph-rsid="00085579" style:font-name-asian="Times New Roman" style:font-size-asian="12pt" style:font-weight-asian="bold" style:font-name-complex="Arial" style:font-size-complex="10pt" style:language-complex="ar" style:country-complex="SA"/>
    </style:style>
    <style:style style:name="P35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0c1691" officeooo:paragraph-rsid="000c1691" style:font-name-asian="Times New Roman" style:font-size-asian="12pt" style:font-weight-asian="bold" style:font-name-complex="Arial" style:font-size-complex="10pt" style:language-complex="ar" style:country-complex="SA"/>
    </style:style>
    <style:style style:name="P36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37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1786f1" officeooo:paragraph-rsid="001786f1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 style:list-style-name="WW8Num9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06919" officeooo:paragraph-rsid="0018907d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" fo:font-size="10pt" fo:language="pt" fo:country="BR" officeooo:rsid="0018907d" officeooo:paragraph-rsid="0018907d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font-name="Times" fo:language="pt" fo:country="BR" officeooo:rsid="000c9ad4" officeooo:paragraph-rsid="000c9ad4"/>
    </style:style>
    <style:style style:name="P45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fo:font-variant="normal" fo:text-transform="none" fo:color="#000000" loext:opacity="100%" style:font-name="Times New Roman" fo:font-size="10pt" fo:letter-spacing="normal" fo:language="pt" fo:country="BR" fo:font-style="normal" fo:font-weight="normal" officeooo:rsid="001786f1" officeooo:paragraph-rsid="001786f1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officeooo:rsid="0018907d" officeooo:paragraph-rsid="0018907d"/>
    </style:style>
    <style:style style:name="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style:font-name="Times New Roman" fo:font-size="10pt" officeooo:rsid="0018907d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2pt" fo:font-weight="bold" officeooo:rsid="0006b51c" style:font-name-asian="Times New Roman" style:font-size-asian="12pt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loext:opacity="0%" fo:font-size="12pt" fo:language="pt" fo:country="BR" fo:font-weight="bold" officeooo:rsid="0009d3f0" style:font-name-asian="Times New Roman" style:font-size-asian="12pt" style:font-weight-asian="bold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Times" fo:language="pt" fo:country="BR" fo:font-weight="bold" officeooo:rsid="00106919" style:font-name-asian="Times New Roman" style:font-weight-asian="bold" style:font-name-complex="Arial" style:language-complex="ar" style:country-complex="SA"/>
    </style:style>
    <style:style style:name="T6" style:family="text">
      <style:text-properties style:use-window-font-color="true" loext:opacity="0%" style:font-name="Times" fo:language="pt" fo:country="BR" fo:font-weight="normal" officeooo:rsid="00106919" style:font-name-asian="Times New Roman" style:font-weight-asian="normal" style:font-name-complex="Arial" style:language-complex="ar" style:country-complex="SA" style:font-weight-complex="normal"/>
    </style:style>
    <style:style style:name="T7" style:family="text">
      <style:text-properties style:use-window-font-color="true" loext:opacity="0%" style:font-name="Times" fo:language="pt" fo:country="BR" fo:font-weight="normal" officeooo:rsid="0015c3ee" style:font-name-asian="Times New Roman" style:font-weight-asian="normal" style:font-name-complex="Arial" style:language-complex="ar" style:country-complex="SA" style:font-weight-complex="normal"/>
    </style:style>
    <style:style style:name="T8" style:family="text">
      <style:text-properties style:use-window-font-color="true" loext:opacity="0%" style:font-name="Times" fo:language="pt" fo:country="BR" fo:font-weight="normal" officeooo:rsid="0018907d" style:font-name-asian="Times New Roman" style:font-weight-asian="normal" style:font-name-complex="Arial" style:language-complex="ar" style:country-complex="SA" style:font-weight-complex="normal"/>
    </style:style>
    <style:style style:name="T9" style:family="text">
      <style:text-properties style:use-window-font-color="true" loext:opacity="0%" style:font-name="Times" fo:font-size="11pt" fo:language="pt" fo:country="BR" fo:font-weight="normal" officeooo:rsid="0009d3f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0" style:family="text">
      <style:text-properties style:use-window-font-color="true" loext:opacity="0%" style:font-name="Times" fo:font-size="11pt" fo:language="pt" fo:country="BR" fo:font-weight="normal" officeooo:rsid="000c169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1" style:family="text">
      <style:text-properties style:use-window-font-color="true" loext:opacity="0%" style:font-name="Times" fo:font-size="10pt" fo:language="pt" fo:country="BR" fo:font-weight="bold" officeooo: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2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Times" fo:font-size="10pt" fo:language="pt" fo:country="BR" officeooo:rsid="000c9ad4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fo:language="pt" fo:country="BR"/>
    </style:style>
    <style:style style:name="T16" style:family="text">
      <style:text-properties style:font-name="Times" fo:language="pt" fo:country="BR"/>
    </style:style>
    <style:style style:name="T17" style:family="text">
      <style:text-properties style:font-name="Times" fo:language="pt" fo:country="BR" fo:font-weight="bold" style:font-weight-asian="bold" style:font-name-complex="Arial" style:font-weight-complex="bold"/>
    </style:style>
    <style:style style:name="T18" style:family="text">
      <style:text-properties style:font-name="Times" fo:language="pt" fo:country="BR" style:font-name-complex="Arial"/>
    </style:style>
    <style:style style:name="T19" style:family="text">
      <style:text-properties officeooo:rsid="000fb878"/>
    </style:style>
    <style:style style:name="T20" style:family="text">
      <style:text-properties officeooo:rsid="00125c59"/>
    </style:style>
    <style:style style:name="T21" style:family="text">
      <style:text-properties officeooo:rsid="00139391"/>
    </style:style>
    <style:style style:name="T22" style:family="text">
      <style:text-properties officeooo:rsid="00148b4d"/>
    </style:style>
    <style:style style:name="T23" style:family="text">
      <style:text-properties officeooo:rsid="0014be25"/>
    </style:style>
    <style:style style:name="T24" style:family="text">
      <style:text-properties officeooo:rsid="001890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jeto Final em Engenharia de Computação 2</text:p>
      <text:p text:style-name="P8">Plano de Projeto</text:p>
      <text:p text:style-name="P18"/>
      <text:p text:style-name="P17"/>
      <text:list xml:id="list2951185432" text:style-name="WW8Num8">
        <text:list-item>
          <text:h text:style-name="P32" text:outline-level="1">Intro<text:span text:style-name="T3">dução</text:span></text:h>
        </text:list-item>
      </text:list>
      <text:p text:style-name="P26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list xml:id="list145531072649391" text:continue-numbering="true" text:style-name="WW8Num8">
        <text:list-item>
          <text:h text:style-name="P34" text:outline-level="1">Organização do projeto</text:h>
        </text:list-item>
      </text:list>
      <text:p text:style-name="P27"><text:tab/>Todo o projeto será desenvolvido por Mariana Sampaio, sendo assim desde a fase de levantamento de requisitos a implementação do sistema de software.</text:p>
      <text:list xml:id="list145531284684942" text:continue-numbering="true" text:style-name="WW8Num8">
        <text:list-item>
          <text:h text:style-name="P33" text:outline-level="1"><text:span text:style-name="T15">P</text:span><text:span text:style-name="T4">ráticas e Medições do Trabalho</text:span></text:h>
        </text:list-item>
      </text:list>
      <text:p text:style-name="P28"><text:span text:style-name="T9"><text:tab/></text:span><text:span text:style-name="T10">Para desenvolver o trabalho será preparado um ambiente de desenvolvimento que permite desenvolver o projeto utilizando html, css e javascript. Como banco de dados para integração será utilizado o Firebase.</text:span></text:p>
      <text:list xml:id="list145530446558885" text:continue-numbering="true" text:style-name="WW8Num8">
        <text:list-item>
          <text:h text:style-name="P35" text:outline-level="1">Marcos e Objetivos do Projeto</text:h>
        </text:list-item>
      </text:list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<text:span text:style-name="T17">I</text:span><text:span text:style-name="T11">teração</text:span></text:p>
          </table:table-cell>
          <table:table-cell table:style-name="Tabela1.A1" office:value-type="string">
            <text:p text:style-name="P29"><text:span text:style-name="T11">Principais Objetivos</text:span><text:span text:style-name="T17"> </text:span><text:span text:style-name="T18">(</text:span><text:span text:style-name="T12">riscos e cenários de caso de uso</text:span><text:span text:style-name="T18">)</text:span></text:p>
          </table:table-cell>
          <table:table-cell table:style-name="Tabela1.A1" office:value-type="string">
            <text:p text:style-name="P14">Marco programado</text:p>
          </table:table-cell>
          <table:table-cell table:style-name="Tabela1.D1" office:value-type="string">
            <text:p text:style-name="P14">Velocidade Alvo</text:p>
          </table:table-cell>
        </table:table-row>
        <table:table-row table:style-name="Tabela1.1">
          <table:table-cell table:style-name="Tabela1.A2" office:value-type="string">
            <text:p text:style-name="P19">I1</text:p>
          </table:table-cell>
          <table:table-cell table:style-name="Tabela1.B2" office:value-type="string">
            <text:p text:style-name="P12">Objetivos</text:p>
            <text:list xml:id="list2736930008" text:style-name="WW8Num2">
              <text:list-item>
                <text:p text:style-name="P37">Determinar a fase de iniciação do projeto de acordo com o OpenUp.</text:p>
              </text:list-item>
              <text:list-item>
                <text:p text:style-name="P44">Entregar o documento de visão e plano de projeto seguindo <text:s/>o template do OpenUp.</text:p>
              </text:list-item>
            </text:list>
          </table:table-cell>
          <table:table-cell table:style-name="Tabela1.C2" office:value-type="string">
            <text:p text:style-name="P12"><text:span text:style-name="T24">02</text:span>/<text:span text:style-name="T24">09</text:span>/2022 <text:s/>- <text:span text:style-name="T24">04</text:span>/<text:span text:style-name="T24">09</text:span>/2022</text:p>
          </table:table-cell>
          <table:table-cell table:style-name="Tabela1.D2" office:value-type="string">
            <text:p text:style-name="P46"><text:span text:style-name="T13">2</text:span></text:p>
          </table:table-cell>
        </table:table-row>
        <table:table-row table:style-name="Tabela1.1">
          <table:table-cell table:style-name="Tabela1.A3" office:value-type="string">
            <text:p text:style-name="P19">I2</text:p>
          </table:table-cell>
          <table:table-cell table:style-name="Tabela1.B3" office:value-type="string">
            <text:p text:style-name="P9">Objetivos</text:p>
            <text:list xml:id="list1859358169" text:style-name="WW8Num9">
              <text:list-item>
                <text:p text:style-name="P38">Identificar e Refinar os requisitos.</text:p>
              </text:list-item>
              <text:list-item>
                <text:p text:style-name="P39">Glossário.</text:p>
              </text:list-item>
              <text:list-item>
                <text:p text:style-name="P45">Atributos de qualidade e restrições com abrangência de sistema (system wide requirements).</text:p>
              </text:list-item>
              <text:list-item>
                <text:p text:style-name="P38">Entregar cenários de caso de uso.</text:p>
              </text:list-item>
            </text:list>
          </table:table-cell>
          <table:table-cell table:style-name="Tabela1.C3" office:value-type="string">
            <text:p text:style-name="P9"><text:span text:style-name="T24">02</text:span>/0<text:span text:style-name="T24">9</text:span>/2022 - <text:span text:style-name="T24">04</text:span>/<text:span text:style-name="T24">09</text:span>/2022</text:p>
          </table:table-cell>
          <table:table-cell table:style-name="Tabela1.D3" office:value-type="string">
            <text:p text:style-name="P43">2</text:p>
          </table:table-cell>
        </table:table-row>
        <table:table-row table:style-name="Tabela1.1">
          <table:table-cell table:style-name="Tabela1.A4" office:value-type="string">
            <text:p text:style-name="P22">I3</text:p>
          </table:table-cell>
          <table:table-cell table:style-name="Tabela1.B4" office:value-type="string">
            <text:p text:style-name="P9">Objetivos</text:p>
            <text:list xml:id="list145529584077609" text:continue-numbering="true" text:style-name="WW8Num9">
              <text:list-item>
                <text:p text:style-name="P38"><text:span text:style-name="T19">Definir uma abordagem técnica</text:span>.</text:p>
              </text:list-item>
              <text:list-item>
                <text:p text:style-name="P38"><text:soft-page-break/><text:span text:style-name="T19">Entregar uma visualização da arquitetura</text:span>.</text:p>
              </text:list-item>
            </text:list>
          </table:table-cell>
          <table:table-cell table:style-name="Tabela1.C4" office:value-type="string">
            <text:p text:style-name="P13"><text:span text:style-name="T24">05</text:span>/<text:span text:style-name="T24">09</text:span>/2022 - <text:span text:style-name="T24">15</text:span>/<text:span text:style-name="T20">09</text:span>/2022</text:p>
          </table:table-cell>
          <table:table-cell table:style-name="Tabela1.D4" office:value-type="string">
            <text:p text:style-name="P23">1<text:span text:style-name="T24">0</text:span></text:p>
          </table:table-cell>
        </table:table-row>
        <table:table-row table:style-name="Tabela1.1">
          <table:table-cell table:style-name="Tabela1.A5" office:value-type="string">
            <text:p text:style-name="P23">I4</text:p>
          </table:table-cell>
          <table:table-cell table:style-name="Tabela1.B5" office:value-type="string">
            <text:p text:style-name="P9">Objetivos</text:p>
            <text:list xml:id="list145530348915192" text:continue-numbering="true" text:style-name="WW8Num9">
              <text:list-item>
                <text:p text:style-name="P40">Iniciar a fase de elaboração.</text:p>
              </text:list-item>
              <text:list-item>
                <text:p text:style-name="P40">Identificar e Refinar os requisitos</text:p>
              </text:list-item>
            </text:list>
          </table:table-cell>
          <table:table-cell table:style-name="Tabela1.C5" office:value-type="string">
            <text:p text:style-name="P11"><text:span text:style-name="T24">16</text:span>/0<text:span text:style-name="T20">9</text:span>/2022 - <text:span text:style-name="T24">26</text:span>/09/2022</text:p>
          </table:table-cell>
          <table:table-cell table:style-name="Tabela1.D5" office:value-type="string">
            <text:p text:style-name="P21">1<text:span text:style-name="T24">0</text:span></text:p>
          </table:table-cell>
        </table:table-row>
        <table:table-row table:style-name="Tabela1.1">
          <table:table-cell table:style-name="Tabela1.A6" office:value-type="string">
            <text:p text:style-name="P21">I5</text:p>
          </table:table-cell>
          <table:table-cell table:style-name="Tabela1.B6" office:value-type="string">
            <text:p text:style-name="P9">Objetivos</text:p>
            <text:list xml:id="list145530214542255" text:continue-numbering="true" text:style-name="WW8Num9">
              <text:list-item>
                <text:p text:style-name="P40">Desenvolver a arquitetura.</text:p>
              </text:list-item>
              <text:list-item>
                <text:p text:style-name="P40">Entregar um esquema da arquitetura.</text:p>
              </text:list-item>
            </text:list>
          </table:table-cell>
          <table:table-cell table:style-name="Tabela1.C6" office:value-type="string">
            <text:p text:style-name="P11"><text:span text:style-name="T24">27</text:span>/09/2022 - <text:span text:style-name="T24">07</text:span>/<text:span text:style-name="T24">10</text:span>/2022</text:p>
          </table:table-cell>
          <table:table-cell table:style-name="Tabela1.D6" office:value-type="string">
            <text:p text:style-name="P21">11</text:p>
          </table:table-cell>
        </table:table-row>
        <table:table-row table:style-name="Tabela1.1">
          <table:table-cell table:style-name="Tabela1.A7" office:value-type="string">
            <text:p text:style-name="P21">I6</text:p>
          </table:table-cell>
          <table:table-cell table:style-name="Tabela1.B7" office:value-type="string">
            <text:p text:style-name="P9">Objetivos</text:p>
            <text:list xml:id="list145530733387925" text:continue-numbering="true" text:style-name="WW8Num9">
              <text:list-item>
                <text:p text:style-name="P40">Desenvolver solução incremental.</text:p>
                <text:p text:style-name="P41">10. <text:s/>Verificar os cenários e casos de uso.</text:p>
              </text:list-item>
            </text:list>
          </table:table-cell>
          <table:table-cell table:style-name="Tabela1.C7" office:value-type="string">
            <text:p text:style-name="P42"><text:span text:style-name="T24">07</text:span>/<text:span text:style-name="T24">10</text:span>/2022 - <text:span text:style-name="T24">17</text:span>/<text:span text:style-name="T23">10</text:span>/2022</text:p>
          </table:table-cell>
          <table:table-cell table:style-name="Tabela1.D7" office:value-type="string">
            <text:p text:style-name="P24">10</text:p>
          </table:table-cell>
        </table:table-row>
        <table:table-row table:style-name="Tabela1.1">
          <table:table-cell table:style-name="Tabela1.A8" office:value-type="string">
            <text:p text:style-name="P21">I7</text:p>
          </table:table-cell>
          <table:table-cell table:style-name="Tabela1.B8" office:value-type="string">
            <text:p text:style-name="P10">Objetivos</text:p>
            <text:list xml:id="list145530439313299" text:continue-numbering="true" text:style-name="WW8Num9">
              <text:list-item>
                <text:p text:style-name="P40">Testar a solução</text:p>
                <text:p text:style-name="P41">11. Finalizar a fase de elaboração.</text:p>
              </text:list-item>
            </text:list>
          </table:table-cell>
          <table:table-cell table:style-name="Tabela1.C8" office:value-type="string">
            <text:p text:style-name="P11"><text:span text:style-name="T24">18</text:span>/<text:span text:style-name="T23">10</text:span>/2022 - <text:span text:style-name="T24">28</text:span>/10/2022</text:p>
          </table:table-cell>
          <table:table-cell table:style-name="Tabela1.D8" office:value-type="string">
            <text:p text:style-name="P21">1<text:span text:style-name="T23">0</text:span></text:p>
          </table:table-cell>
        </table:table-row>
      </table:table>
      <text:p text:style-name="P20"/>
      <text:list xml:id="list145529870047691" text:continue-list="list145530446558885" text:style-name="WW8Num8">
        <text:list-item>
          <text:h text:style-name="P36" text:outline-level="1">Implementação</text:h>
        </text:list-item>
      </text:list>
      <text:p text:style-name="P15"/>
      <text:p text:style-name="P30"><text:span text:style-name="T5"><text:tab/></text:span><text:span text:style-name="T6">Como foco para a implementação será seguir as datas de interações apontadas acima de forma que o projeto siga em desenvolvimento. As datas apontam como deve ocorrer o progresso e com isso é possível determinar a estimativa de que em </text:span><text:span text:style-name="T8">28</text:span><text:span text:style-name="T6">/10/2022 será feita a implementação completa, sendo assim, será entregue, por fim uma arquitetura que segue a configuração proposta e como pontos de marco foram estabelecidas fases do ciclo de vida do OpenUp que devem ser seguidas como controle do projeto.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, Arial, Helvetica, sans-serif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style:font-name="Times1" fo:font-family="Times" style:font-family-generic="roman" style:font-pitch="variable" style:font-name-complex="Times1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text:outline-style style:name="Outline">
      <text:outline-level-style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officeooo:rsid="0018907d"/>
    </style:style>
    <style:style style:name="MT2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MT3" style:family="text">
      <style:text-properties style:use-window-font-color="true" loext:opacity="0%" style:font-name="Times New Roman" fo:font-size="10pt" officeooo:rsid="0018907d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Projeto Final em Engenharia de Computação 2</text:p>
            </table:table-cell>
            <table:table-cell table:style-name="Tabela3.B1" office:value-type="string">
              <text:p text:style-name="MP4"><text:s/></text:p>
            </table:table-cell>
          </table:table-row>
          <table:table-row table:style-name="Tabela3.1">
            <table:table-cell table:style-name="Tabela3.A1" office:value-type="string">
              <text:p text:style-name="MP3">Plano de Projeto</text:p>
            </table:table-cell>
            <table:table-cell table:style-name="Tabela3.B1" office:value-type="string">
              <text:p text:style-name="MP5"><text:s text:c="2"/>Date: <text:span text:style-name="MT1">02</text:span><text:span text:style-name="MT2">/</text:span><text:span text:style-name="MT3">09</text:span><text:span text:style-name="MT2">/2022</text:span></text:p>
            </table:table-cell>
          </table:table-row>
        </table:table>
        <text:p text:style-name="MP1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6">Confidential</text:p>
            </table:table-cell>
            <table:table-cell table:style-name="Tabela2.A1" office:value-type="string">
              <text:p text:style-name="MP7"><text:span text:style-name="MT4"></text:span><text:user-defined style:data-style-name="N0" text:name="Company"/><text:span text:style-name="MT1">Mariana Sampaio</text:span>, <text:date style:data-style-name="N107" text:date-value="2022-09-02T14:55:29.439999768">2022</text:date></text:p>
            </table:table-cell>
            <table:table-cell table:style-name="Tabela2.A1" office:value-type="string">
              <text:p text:style-name="MP8"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<text:s/>of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Plan</dc:title>
    <dc:subject>&lt;&lt;Project Name&gt;&gt;</dc:subject>
    <meta:keyword/>
    <meta:creation-date>2022-07-26T00:13:27.545921398</meta:creation-date>
    <dc:date>2022-09-02T14:54:30.364000000</dc:date>
    <meta:editing-cycles>18</meta:editing-cycles>
    <meta:editing-duration>PT52M23S</meta:editing-duration>
    <meta:generator>LibreOffice/7.2.7.2$Windows_X86_64 LibreOffice_project/8d71d29d553c0f7dcbfa38fbfda25ee34cce99a2</meta:generator>
    <meta:document-statistic meta:table-count="3" meta:image-count="0" meta:object-count="0" meta:page-count="2" meta:paragraph-count="66" meta:word-count="415" meta:character-count="2567" meta:non-whitespace-character-count="2227"/>
  </office:meta>
</office:document-meta>
</file>